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37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72205S0250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B72207S0250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B72210S0250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14S0250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20S0250K10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B72205S0300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B72207S0300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B72210S0300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14S0300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20S0300K10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B72205S0350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B72207S0350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B72210S0350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14S0350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20S0350K10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B72205S0400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B72207S0400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B72210S0400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14S0400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20S0400K10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B72205S0500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B72207S0500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B72210S0500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14S0500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20S0500K10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B72205S0600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B72207S0600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B72210S0600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14S0600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20S0600K10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B72205S0750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B72207S0750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B72210S0750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14S0750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20S0750K10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B72205S0950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B72207S0950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B72210S0950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14S0950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20S0950K10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B72205S0111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B72207S0111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B72210S0111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14S0111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20S0111K10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B72205S0131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B72207S0131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B72210S0131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14S0131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20S0131K10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B72205S0141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B72207S0141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B72210S0141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14S0141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20S0141K10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B72205S0151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B72207S0151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B72210S0151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14S0151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20S0151K10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B72205S0171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B72207S0171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B72210S0171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14S0171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20S0171K10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B72205S0231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B72207S0231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B72210S0231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14S0231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20S0231K10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B72205S0251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B72207S0251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B72210S0251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14S0251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20S0251K10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B72205S0271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B72207S0271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B72210S0271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14S0271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20S0271K10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B72205S0301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B72207S0301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B72210S0301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14S0301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20S0301K10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B72205S0321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B72207S0321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B72210S0321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14S0321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20S0321K10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B72205S0381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B72207S0381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B72210S0381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14S0381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20S0381K10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B72205S0421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B72207S0421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B72210S0421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14S0421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20S0421K10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B72205S0441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B72207S0441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B72210S0441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6.2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14S0441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20S0441K10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B72205S0461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B72207S0461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B72210S0461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14S0461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20S0461K10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6.8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B72210S0511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14S0511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6.8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20S0511K10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B72210S0551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14S0551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20S0551K10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B72210S0621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14S0621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20S0621K10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B72210S0681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14S0681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20S0681K10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B72214S0102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B72220S0102K10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.9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2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blo Andrés Smola</meta:initial-creator>
    <meta:creation-date>2015-02-25T21:17:34.791553076</meta:creation-date>
    <dc:date>2015-02-25T21:33:15.439812058</dc:date>
    <dc:creator>Pablo Andrés Smola</dc:creator>
    <meta:editing-duration>PT35S</meta:editing-duration>
    <meta:editing-cycles>2</meta:editing-cycles>
    <meta:generator>LibreOffice/4.2.8.2$Linux_x86 LibreOffice_project/420m0$Build-2</meta:generator>
    <meta:document-statistic meta:table-count="1" meta:cell-count="1000" meta:object-count="0"/>
  </office:meta>
</office:document-meta>
</file>